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 1</text:p>
      <text:p text:style-name="P2"/>
      <text:list xml:id="list36478976" text:style-name="L1">
        <text:list-item>
          <text:p text:style-name="P4">process<text:span text:style-name="T1"> is an executable program, executable is a binary file that runs a program, program is a static file containing instructions that do particular function(s)</text:span></text:p>
          <text:p text:style-name="P4"><text:span text:style-name="T1"/></text:p>
        </text:list-item>
        <text:list-item>
          <text:p text:style-name="P4"><text:span text:style-name="T1">- a system call is a lot more expensive than a procedure call; based on test results using a CS Unix machine, using the getpid system call is about 6x more expensive time-wise than simply calling a function that returns an int</text:span></text:p>
          <text:p text:style-name="P4"><text:span text:style-name="T1">- system call has a lot more to do than a procedure call: it has to do</text:span></text:p>
        </text:list-item>
      </text:list>
      <text:list xml:id="list36346794" text:style-name="L3">
        <text:list-item>
          <text:list>
            <text:list-item>
              <text:list>
                <text:list-item>
                  <text:p text:style-name="P6"><text:span text:style-name="T1">context switch</text:span></text:p>
                </text:list-item>
                <text:list-item>
                  <text:p text:style-name="P6"><text:span text:style-name="T1">trap to run in kernel mode</text:span></text:p>
                </text:list-item>
                <text:list-item>
                  <text:p text:style-name="P6"><text:span text:style-name="T1">pass control to system call handler</text:span></text:p>
                </text:list-item>
                <text:list-item>
                  <text:p text:style-name="P6"><text:span text:style-name="T1">system call handler runs</text:span></text:p>
                </text:list-item>
                <text:list-item>
                  <text:p text:style-name="P6"><text:span text:style-name="T1">pass control back to user</text:span></text:p>
                </text:list-item>
              </text:list>
            </text:list-item>
          </text:list>
        </text:list-item>
      </text:list>
      <text:p text:style-name="P3"><text:span text:style-name="T1"><text:tab/>whereas procedure call simply goes to part of code where the function is, run those <text:tab/>instructions, and return to caller function</text:span></text:p>
      <text:p text:style-name="P3"><text:span text:style-name="T1"/></text:p>
      <text:list xml:id="list37729858" text:continue-list="list36478976" text:style-name="L1">
        <text:list-item>
          <text:p text:style-name="P4"><text:span text:style-name="T1">- cannot have both fairness and high-throughput because if fair, average response time increases, and thus throughput inevitably decreases; if high-throughput, long jobs might not get to be run at all (unfair)</text:span></text:p>
          <text:p text:style-name="P4"><text:span text:style-name="T1">- fair scheduler makes bad use of CPU if there are only IO-bound jobs, CPU utilization low because jobs block and wait for IO operations to complete</text:span></text:p>
          <text:p text:style-name="P4"><text:span text:style-name="T1">- high-throughput scheduler can be unfair when there are many short jobs; any long jobs waiting will starve since scheduler only cares about finishing the most jobs possible</text:span></text:p>
          <text:p text:style-name="P4"><text:span text:style-name="T1"/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list xml:id="list37709355" text:continue-numbering="true" text:style-name="L1">
        <text:list-item>
          <text:p text:style-name="P4"><text:soft-page-break/><text:span text:style-name="T1">a) pipe (&amp;fd[0]);</text:span></text:p>
        </text:list-item>
      </text:list>
      <text:p text:style-name="P3"><text:span text:style-name="T1"/></text:p>
      <text:p text:style-name="P3"><text:span text:style-name="T1"><text:tab/>fdt[0] = standard input</text:span></text:p>
      <text:p text:style-name="P3"><text:span text:style-name="T1"><text:tab/>fdt[1] = standard output</text:span></text:p>
      <text:p text:style-name="P3"><text:span text:style-name="T1"><text:tab/>fdt[2] = standard error</text:span></text:p>
      <text:p text:style-name="P3"><text:span text:style-name="T1"><text:tab/>fdt[3] = fd[0]</text:span></text:p>
      <text:p text:style-name="P3"><text:span text:style-name="T1"><text:tab/>fdt[4] = fd[1]</text:span></text:p>
      <text:p text:style-name="P3"><text:span text:style-name="T1"/></text:p>
      <text:p text:style-name="P3"><text:span text:style-name="T1"><text:tab/>b) close(fd[0]);</text:span></text:p>
      <text:p text:style-name="P3"><text:span text:style-name="T1"/></text:p>
      <text:p text:style-name="P3"><text:span text:style-name="T1"><text:tab/>fdt[0] = standard input</text:span></text:p>
      <text:p text:style-name="P3"><text:span text:style-name="T1"><text:tab/>fdt[1] = standard output</text:span></text:p>
      <text:p text:style-name="P3"><text:span text:style-name="T1"><text:tab/>fdt[2] = standard error</text:span></text:p>
      <text:p text:style-name="P3"><text:span text:style-name="T1"><text:tab/>fdt[3] = NULL</text:span></text:p>
      <text:p text:style-name="P3"><text:span text:style-name="T1"><text:tab/>fdt[4] = fd[1]</text:span></text:p>
      <text:p text:style-name="P3"><text:span text:style-name="T1"/></text:p>
      <text:p text:style-name="P3"><text:span text:style-name="T1"><text:tab/>c) close(1);</text:span></text:p>
      <text:p text:style-name="P3"><text:span text:style-name="T1"/></text:p>
      <text:p text:style-name="P3"><text:span text:style-name="T1"><text:tab/>fdt[0] = standard input</text:span></text:p>
      <text:p text:style-name="P3"><text:span text:style-name="T1"><text:tab/>fdt[1] = NULL</text:span></text:p>
      <text:p text:style-name="P3"><text:span text:style-name="T1"><text:tab/>fdt[2] = standard error</text:span></text:p>
      <text:p text:style-name="P3"><text:span text:style-name="T1"><text:tab/>fdt[3] = NULL</text:span></text:p>
      <text:p text:style-name="P3"><text:span text:style-name="T1"><text:tab/>fdt[4] = fd[1]</text:span></text:p>
      <text:p text:style-name="P3"><text:span text:style-name="T1"/></text:p>
      <text:p text:style-name="P3"><text:span text:style-name="T1"><text:tab/>d) dup(fd[1]);</text:span></text:p>
      <text:p text:style-name="P3"><text:span text:style-name="T1"/></text:p>
      <text:p text:style-name="P3"><text:span text:style-name="T1"><text:tab/>fdt[0] = standard input</text:span></text:p>
      <text:p text:style-name="P3"><text:span text:style-name="T1"><text:tab/>fdt[1] = fd[1]</text:span></text:p>
      <text:p text:style-name="P3"><text:span text:style-name="T1"><text:tab/>fdt[2] = standard error</text:span></text:p>
      <text:p text:style-name="P3"><text:span text:style-name="T1"><text:tab/>fdt[3] = NULL</text:span></text:p>
      <text:p text:style-name="P3"><text:span text:style-name="T1"><text:tab/>fdt[4] = fd[1]</text:span></text:p>
      <text:p text:style-name="P3"><text:span text:style-name="T1"/></text:p>
      <text:p text:style-name="P3"><text:span text:style-name="T1"><text:tab/>e) close(fd[1]);</text:span></text:p>
      <text:p text:style-name="P3"><text:span text:style-name="T1"/></text:p>
      <text:p text:style-name="P3"><text:span text:style-name="T1"><text:tab/>fdt[0] = standard input</text:span></text:p>
      <text:p text:style-name="P3"><text:span text:style-name="T1"><text:tab/>fdt[1] = fd[1]</text:span></text:p>
      <text:p text:style-name="P3"><text:span text:style-name="T1"><text:tab/>fdt[2] = standard error</text:span></text:p>
      <text:p text:style-name="P3"><text:span text:style-name="T1"><text:tab/>fdt[3] = NULL</text:span></text:p>
      <text:p text:style-name="P3"><text:span text:style-name="T1"><text:tab/>fdt[4] = NULL</text:span></text:p>
      <text:p text:style-name="P3"><text:span text:style-name="T1"/></text:p>
      <text:list xml:id="list21233027" text:style-name="L2">
        <text:list-header>
          <text:p text:style-name="P5"><text:span text:style-name="T1">when useful: redirect standard output to a file</text:span></text:p>
        </text:list-header>
      </text:list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list xml:id="list37722929" text:continue-numbering="true" text:style-name="L2">
        <text:list-item>
          <text:p text:style-name="P5"><text:soft-page-break/><text:span text:style-name="T1">code:</text:span></text:p>
        </text:list-item>
      </text:list>
      <text:p text:style-name="P3"><text:span text:style-name="T1"/></text:p>
      <text:p text:style-name="P8"><text:span text:style-name="T1">#include &lt;stdlib.h&gt;</text:span></text:p>
      <text:p text:style-name="P7">#include &lt;stdio.h&gt;</text:p>
      <text:p text:style-name="P7">#include &lt;pthread.h&gt;</text:p>
      <text:p text:style-name="P7">#include &lt;assert.h&gt;</text:p>
      <text:p text:style-name="P7"/>
      <text:p text:style-name="P7">//function that thread 1 runs</text:p>
      <text:p text:style-name="P7">void *thread1(void *number)</text:p>
      <text:p text:style-name="P7">{</text:p>
      <text:p text:style-name="P7"><text:tab/>int t1;</text:p>
      <text:p text:style-name="P7"><text:tab/>int* assignedNum1 = (int*)number;</text:p>
      <text:p text:style-name="P7"><text:tab/>for (t1 = 1; t1 &lt;= 10; t1++)</text:p>
      <text:p text:style-name="P7"><text:tab/><text:tab/>printf("%d: %d\n", *assignedNum1, t1);</text:p>
      <text:p text:style-name="P7"/>
      <text:p text:style-name="P7"><text:tab/>return NULL; <text:s/></text:p>
      <text:p text:style-name="P7"/>
      <text:p text:style-name="P7">}</text:p>
      <text:p text:style-name="P7"/>
      <text:p text:style-name="P7">//function that thread 2 runs</text:p>
      <text:p text:style-name="P7">void *thread2(void *number)</text:p>
      <text:p text:style-name="P7">{</text:p>
      <text:p text:style-name="P7"><text:tab/>int t2;</text:p>
      <text:p text:style-name="P7"><text:tab/>int* assignedNum2 = (int*)number;</text:p>
      <text:p text:style-name="P7"/>
      <text:p text:style-name="P7"><text:tab/>for (t2 = 1; t2 &lt;= 10; t2++)</text:p>
      <text:p text:style-name="P7"><text:tab/><text:tab/>printf("%d: %d\n", *assignedNum2, t2);</text:p>
      <text:p text:style-name="P7">}</text:p>
      <text:p text:style-name="P7"/>
      <text:p text:style-name="P7">//function that thread 3 runs</text:p>
      <text:p text:style-name="P7">void *thread3(void *number)</text:p>
      <text:p text:style-name="P7">{</text:p>
      <text:p text:style-name="P7"><text:tab/>int t3;</text:p>
      <text:p text:style-name="P7"><text:tab/>int* assignedNum3 = (int*)number;</text:p>
      <text:p text:style-name="P7"><text:tab/>for (t3 = 1; t3 &lt;= 10; t3++)</text:p>
      <text:p text:style-name="P7"><text:tab/><text:tab/>printf("%d: %d\n", *assignedNum3, t3);</text:p>
      <text:p text:style-name="P7">}</text:p>
      <text:p text:style-name="P7"/>
      <text:p text:style-name="P7">int main()</text:p>
      <text:p text:style-name="P7">{</text:p>
      <text:p text:style-name="P7"><text:tab/>int ret;</text:p>
      <text:p text:style-name="P7"><text:tab/>int num1 = 1;</text:p>
      <text:p text:style-name="P7"><text:tab/>int num2 = 2;</text:p>
      <text:p text:style-name="P7"><text:tab/>int num3 = 3;</text:p>
      <text:p text:style-name="P7"/>
      <text:p text:style-name="P7"><text:tab/>//create threads and run them</text:p>
      <text:p text:style-name="P7"><text:tab/>pthread_t pt1, pt2, pt3;</text:p>
      <text:p text:style-name="P7"><text:tab/>ret = pthread_create(&amp;pt1, NULL, thread1, &amp;num1);</text:p>
      <text:p text:style-name="P7"><text:tab/>assert(ret == 0); </text:p>
      <text:p text:style-name="P7"><text:soft-page-break/><text:tab/>ret = pthread_create(&amp;pt2, NULL, thread2, &amp;num2);</text:p>
      <text:p text:style-name="P7"><text:tab/>assert(ret == 0);</text:p>
      <text:p text:style-name="P7"><text:tab/>ret = pthread_create(&amp;pt3, NULL, thread3, &amp;num3);</text:p>
      <text:p text:style-name="P7"><text:tab/>assert(ret == 0);</text:p>
      <text:p text:style-name="P7"/>
      <text:p text:style-name="P7"><text:tab/>//wait for all threads to finish</text:p>
      <text:p text:style-name="P7"><text:tab/>if (pthread_join(pt1, NULL))</text:p>
      <text:p text:style-name="P7"><text:tab/>{</text:p>
      <text:p text:style-name="P7"><text:tab/><text:tab/>printf("Couldn't create thread 1");</text:p>
      <text:p text:style-name="P7"><text:tab/><text:tab/>return 1;</text:p>
      <text:p text:style-name="P7"><text:tab/>}</text:p>
      <text:p text:style-name="P7"/>
      <text:p text:style-name="P7"><text:tab/>if (pthread_join(pt2, NULL))</text:p>
      <text:p text:style-name="P7"><text:tab/>{</text:p>
      <text:p text:style-name="P7"><text:tab/><text:tab/>printf("Couldn't create thread 2");</text:p>
      <text:p text:style-name="P7"><text:tab/><text:tab/>return 2;</text:p>
      <text:p text:style-name="P7"><text:tab/>}</text:p>
      <text:p text:style-name="P7"/>
      <text:p text:style-name="P7"><text:tab/>if (pthread_join(pt3, NULL))</text:p>
      <text:p text:style-name="P7"><text:tab/>{</text:p>
      <text:p text:style-name="P7"><text:tab/><text:tab/>printf("Couldn't create thread 3");</text:p>
      <text:p text:style-name="P7"><text:tab/><text:tab/>return 3;</text:p>
      <text:p text:style-name="P7"><text:tab/>}</text:p>
      <text:p text:style-name="P7">}</text:p>
      <text:p text:style-name="P3"><text:span text:style-name="T1"/></text:p>
      <text:list xml:id="list37710248" text:continue-numbering="true" text:style-name="L2">
        <text:list-header>
          <text:p text:style-name="P5"><text:span text:style-name="T1">output:</text:span></text:p>
        </text:list-header>
      </text:list>
      <text:p text:style-name="P3"><text:span text:style-name="T1"/></text:p>
      <text:p text:style-name="P3"><text:span text:style-name="T1">1: 1</text:span></text:p>
      <text:p text:style-name="P3"><text:span text:style-name="T1">1: 2</text:span></text:p>
      <text:p text:style-name="P3"><text:span text:style-name="T1">1: 3</text:span></text:p>
      <text:p text:style-name="P3"><text:span text:style-name="T1">1: 4</text:span></text:p>
      <text:p text:style-name="P3"><text:span text:style-name="T1">1: 5</text:span></text:p>
      <text:p text:style-name="P3"><text:span text:style-name="T1">1: 6</text:span></text:p>
      <text:p text:style-name="P3"><text:span text:style-name="T1">1: 7</text:span></text:p>
      <text:p text:style-name="P3"><text:span text:style-name="T1">1: 8</text:span></text:p>
      <text:p text:style-name="P3"><text:span text:style-name="T1">1: 9</text:span></text:p>
      <text:p text:style-name="P3"><text:span text:style-name="T1">1: 10</text:span></text:p>
      <text:p text:style-name="P3"><text:span text:style-name="T1">3: 1</text:span></text:p>
      <text:p text:style-name="P3"><text:span text:style-name="T1">3: 2</text:span></text:p>
      <text:p text:style-name="P3"><text:span text:style-name="T1">3: 3</text:span></text:p>
      <text:p text:style-name="P3"><text:span text:style-name="T1">3: 4</text:span></text:p>
      <text:p text:style-name="P3"><text:span text:style-name="T1">3: 5</text:span></text:p>
      <text:p text:style-name="P3"><text:span text:style-name="T1">3: 6</text:span></text:p>
      <text:p text:style-name="P3"><text:span text:style-name="T1">3: 7</text:span></text:p>
      <text:p text:style-name="P3"><text:span text:style-name="T1">3: 8</text:span></text:p>
      <text:p text:style-name="P3"><text:span text:style-name="T1">3: 9</text:span></text:p>
      <text:p text:style-name="P3"><text:span text:style-name="T1">3: 10</text:span></text:p>
      <text:p text:style-name="P3"><text:soft-page-break/><text:span text:style-name="T1">2: 1</text:span></text:p>
      <text:p text:style-name="P3"><text:span text:style-name="T1">2: 2</text:span></text:p>
      <text:p text:style-name="P3"><text:span text:style-name="T1">2: 3</text:span></text:p>
      <text:p text:style-name="P3"><text:span text:style-name="T1">2: 4</text:span></text:p>
      <text:p text:style-name="P3"><text:span text:style-name="T1">2: 5</text:span></text:p>
      <text:p text:style-name="P3"><text:span text:style-name="T1">2: 6</text:span></text:p>
      <text:p text:style-name="P3"><text:span text:style-name="T1">2: 7</text:span></text:p>
      <text:p text:style-name="P3"><text:span text:style-name="T1">2: 8</text:span></text:p>
      <text:p text:style-name="P3"><text:span text:style-name="T1">2: 9</text:span></text:p>
      <text:p text:style-name="P3"><text:span text:style-name="T1">2: 10</text:span></text:p>
      <text:p text:style-name="P3"><text:span text:style-name="T1"/></text:p>
      <text:p text:style-name="P3"><text:span text:style-name="T1">Explanation:</text:span></text:p>
      <text:p text:style-name="P3"><text:span text:style-name="T1">The threads don't necessarily run in order based on creation; runtime depends on the thread scheduler, so the threads can run in any or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shua Chen</text:p>
        <text:p text:style-name="MP1">CS 372</text:p>
        <text:p text:style-name="MP1">02/06/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3T16:25:31.39</meta:creation-date>
    <dc:date>2012-02-04T17:58:19.02</dc:date>
    <meta:editing-duration>P1DT1H32M41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5" meta:paragraph-count="141" meta:word-count="614" meta:character-count="3376"/>
  </office:meta>
</office:document-meta>
</file>